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pas modelo TCP: </text:span>Acceso a la red, Internet, Transporte, Aplicación.</text:p>
      <text:p text:style-name="P1"><text:span text:style-name="T1">NAT (Network Address Translation):</text:span> asocia una IP pública de un ordenador a una IP privada antes de salir a Internet para su posterior identificación.</text:p>
      <text:p text:style-name="P1"><text:span text:style-name="T1">PAT</text:span> (Port Address Translation).</text:p>
      <text:p text:style-name="P1">Los <text:span text:style-name="T1">puertos bien conocidos</text:span> (&lt; 1023) son los puertos que se asignan a los protocolos comunes.</text:p>
      <text:p text:style-name="P1">Los <text:span text:style-name="T1">puertos efímeros </text:span>(&gt; 1023) son los puertos que se asignan a las conexiones temporales con otros protocolos.</text:p>
      <text:p text:style-name="P1"><text:span text:style-name="T1">Multiplexación</text:span>: varias comunicaciones por un mismo med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25:16.165946975</meta:creation-date>
    <dc:date>2021-09-14T12:30:10.450921055</dc:date>
    <meta:editing-duration>PT4M5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79" meta:character-count="507" meta:non-whitespace-character-count="434"/>
  </office:meta>
</office:document-meta>
</file>